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219.2pt"/>
    </style:style>
    <style:style style:name="co4" style:family="table-column">
      <style:table-column-properties fo:break-before="auto" style:column-width="204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86.2pt" fo:break-before="auto" style:use-optimal-row-height="false"/>
    </style:style>
    <style:style style:name="ro3" style:family="table-row">
      <style:table-row-properties style:row-height="56.21pt" fo:break-before="auto" style:use-optimal-row-height="false"/>
    </style:style>
    <style:style style:name="ro4" style:family="table-row">
      <style:table-row-properties style:row-height="54.34pt" fo:break-before="auto" style:use-optimal-row-height="false"/>
    </style:style>
    <style:style style:name="ro5" style:family="table-row">
      <style:table-row-properties style:row-height="78.49pt" fo:break-before="auto" style:use-optimal-row-height="false"/>
    </style:style>
    <style:style style:name="ro6" style:family="table-row">
      <style:table-row-properties style:row-height="58.31pt" fo:break-before="auto" style:use-optimal-row-height="false"/>
    </style:style>
    <style:style style:name="ro7" style:family="table-row">
      <style:table-row-properties style:row-height="62.7pt" fo:break-before="auto" style:use-optimal-row-height="false"/>
    </style:style>
    <style:style style:name="ro8" style:family="table-row">
      <style:table-row-properties style:row-height="70.81pt" fo:break-before="auto" style:use-optimal-row-height="false"/>
    </style:style>
    <style:style style:name="ro9" style:family="table-row">
      <style:table-row-properties style:row-height="652.99pt" fo:break-before="auto" style:use-optimal-row-height="false"/>
    </style:style>
    <style:style style:name="ro10" style:family="table-row">
      <style:table-row-properties style:row-height="677.96pt" fo:break-before="auto" style:use-optimal-row-height="false"/>
    </style:style>
    <style:style style:name="ro11" style:family="table-row">
      <style:table-row-properties style:row-height="524.95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6" table:default-cell-style-name="ce4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(176 patients)</text:p>
          </table:table-cell>
          <table:table-cell table:style-name="ce1" office:value-type="string" calcext:value-type="string">
            <text:p>Cluster 2(26 patients)</text:p>
          </table:table-cell>
          <table:table-cell office:value-type="string" calcext:value-type="string">
            <text:p>Statistically different (p-value &lt; 0.0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1] "A.fumigatus_conidial_burden_qPCR"</text:p>
          </table:table-cell>
          <table:table-cell table:style-name="ce5" office:value-type="string" calcext:value-type="string">
            <text:p>[1] "171.18 +/- 4996237.97290969"</text:p>
          </table:table-cell>
          <table:table-cell table:style-name="ce5" office:value-type="string" calcext:value-type="string">
            <text:p>[1] "225.972 +/- 2011001804.374"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[1] "A.terreus_conidial_burden_qPCR"</text:p>
          </table:table-cell>
          <table:table-cell table:style-name="ce6" office:value-type="string" calcext:value-type="string">
            <text:p>[1] "3533.7 +/- 100223980.824557"</text:p>
          </table:table-cell>
          <table:table-cell table:style-name="ce6" office:value-type="string" calcext:value-type="string">
            <text:p>[1] "1409.3 +/- 1002001816.94106"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[1] "MMRC_score"</text:p>
          </table:table-cell>
          <table:table-cell table:style-name="ce6" office:value-type="string" calcext:value-type="string">
            <text:p>[1] "2 +/- 1.32923617208077"</text:p>
          </table:table-cell>
          <table:table-cell table:style-name="ce6" office:value-type="string" calcext:value-type="string">
            <text:p>[1] "1 +/- 1.49119066322523"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[1] "No_of_exacerbations_1yr_before_study"</text:p>
          </table:table-cell>
          <table:table-cell table:style-name="ce6" office:value-type="string" calcext:value-type="string">
            <text:p>[1] "2 +/- 6.82265144863916"</text:p>
          </table:table-cell>
          <table:table-cell table:style-name="ce6" office:value-type="string" calcext:value-type="string">
            <text:p>[1] "1 +/- 3.74755919649871"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[1] "Inhaled.corticosteroids..Yes.0..No.1."</text:p>
          </table:table-cell>
          <table:table-cell table:style-name="ce6" office:value-type="string" calcext:value-type="string">
            <text:p>[1,] 50.00000 50.00000</text:p>
          </table:table-cell>
          <table:table-cell table:style-name="ce6" office:value-type="string" calcext:value-type="string">
            <text:p>[2,] 22.38806 77.61194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[1] "Mucolytic..Yes.0..No.1."</text:p>
          </table:table-cell>
          <table:table-cell table:style-name="ce6" office:value-type="string" calcext:value-type="string">
            <text:p>[1,] 14.70588 85.29412</text:p>
          </table:table-cell>
          <table:table-cell table:style-name="ce6" office:value-type="string" calcext:value-type="string">
            <text:p>[2,] 35.07463 64.9253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[1] "Age"</text:p>
          </table:table-cell>
          <table:table-cell office:value-type="string" calcext:value-type="string">
            <text:p>[1] "69 +/- 108.46356453029"</text:p>
          </table:table-cell>
          <table:table-cell office:value-type="string" calcext:value-type="string">
            <text:p>[1] "65.5 +/- 165.04685220514"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[1] "BMI.kg.m2."</text:p>
          </table:table-cell>
          <table:table-cell office:value-type="string" calcext:value-type="string">
            <text:p>[1] "26.2853489317647 +/- 6.22157933382372"</text:p>
          </table:table-cell>
          <table:table-cell office:value-type="string" calcext:value-type="string">
            <text:p>[1] "19.32 +/- 26.422729553361"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[1] "Asian_European"</text:p>
          </table:table-cell>
          <table:table-cell office:value-type="string" calcext:value-type="string">
            <text:p>[1,] <text:s/>4.411765 95.58824</text:p>
          </table:table-cell>
          <table:table-cell office:value-type="string" calcext:value-type="string">
            <text:p>[2,] 82.835821 17.16418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bacteria</text:p>
          </table:table-cell>
          <table:table-cell office:value-type="string" calcext:value-type="string">
            <text:p>Streptococcus: 47.1198499</text:p>
            <text:p>Haemophilus: 34.407415845</text:p>
            <text:p>Rothia: 6.145</text:p>
            <text:p>Granulicatella: 0.1198182085</text:p>
          </table:table-cell>
          <table:table-cell office:value-type="string" calcext:value-type="string">
            <text:p>Streptococcus: 17.04682458</text:p>
            <text:p>Rothia: 8.7408985675</text:p>
            <text:p>Prevotella: 3.987437673</text:p>
            <text:p>Veillonella: 2.7480878795</text:p>
            <text:p>Actinomyces: 2.456703014</text:p>
            <text:p>Haemophilus: 2.3131902935</text:p>
            <text:p>Neisseria: 1.244906373</text:p>
            <text:p>Granulicatella: 0.5929957889999999</text:p>
            <text:p>Leptotrichia: 0.5157040079999999</text:p>
            <text:p>Porphyromonas: 0.4853013655</text:p>
            <text:p>Gemella: 0.48217772400000003</text:p>
            <text:p>Fusobacterium: 0.3725805485</text:p>
            <text:p>Capnocytophaga: 0.1505348525</text:p>
            <text:p>Pseudomonas: 0.12429647</text:p>
            <text:p>Campylobacter: 0.1095901315</text:p>
            <text:p>Atopobium: 0.10427609700000001</text:p>
            <text:p>Selenomonas: 0.09817137100000001</text:p>
            <text:p>Bulleidia: 0.069881419</text:p>
            <text:p>Oribacterium: 0.066627931</text:p>
            <text:p>Corynebacterium: 0.06641580550000001</text:p>
            <text:p>Moryella: 0.039078057</text:p>
            <text:p>Parvimonas: 0.0258077665</text:p>
            <text:p>Mogibacterium: 0.023323783</text:p>
            <text:p>Megasphaera: 0.0223740585</text:p>
            <text:p>Lautropia: 0.01490229</text:p>
            <text:p>Tannerella: 0.0131109095</text:p>
          </table:table-cell>
          <table:table-cell office:value-type="string" calcext:value-type="string">
            <text:p>Actinobacillus</text:p>
            <text:p>Actinomyces</text:p>
            <text:p>Atopobium</text:p>
            <text:p>Bulleidia</text:p>
            <text:p>Campylobacter</text:p>
            <text:p>Capnocytophaga</text:p>
            <text:p>Catonella</text:p>
            <text:p>Fusobacterium</text:p>
            <text:p>Gemella</text:p>
            <text:p>Granulicatella</text:p>
            <text:p>Haemophilus</text:p>
            <text:p>Leptotrichia</text:p>
            <text:p>Megasphaera</text:p>
            <text:p>Mogibacterium</text:p>
            <text:p>Moryella</text:p>
            <text:p>Neisseria</text:p>
            <text:p>Oribacterium</text:p>
            <text:p>Parvimonas</text:p>
            <text:p>Peptostreptococcus</text:p>
            <text:p>Porphyromonas</text:p>
            <text:p>Prevotella</text:p>
            <text:p>Rothia</text:p>
            <text:p>Selenomonas</text:p>
            <text:p>Streptococcus</text:p>
            <text:p>Tannerella</text:p>
            <text:p>Veillonella</text:p>
            <text:p>Aggregatibacter</text:p>
            <text:p>Bifidobacterium</text:p>
            <text:p>Butyrivibrio</text:p>
            <text:p>Cardiobacterium</text:p>
            <text:p>Corynebacterium</text:p>
            <text:p>Dialister</text:p>
            <text:p>Lautropia</text:p>
            <text:p>Paludibacter</text:p>
            <text:p>Scardovia</text:p>
            <text:p>Sharpea</text:p>
            <text:p>Staphylococcus</text:p>
            <text:p>Klebsiella</text:p>
            <text:p>Pyramidobacter</text:p>
            <text:p>Treponema</text:p>
            <text:p>Filifactor</text:p>
            <text:p>Achromobacter</text:p>
            <text:p>Eikenella</text:p>
            <text:p>Mycoplasma</text:p>
            <text:p>Pseudomonas</text:p>
            <text:p>Schwartzia</text:p>
            <text:p>Propionibacterium</text:p>
            <text:p>Lactobacillus</text:p>
            <text:p>Enterococcus</text:p>
            <text:p>Nesterenkonia</text:p>
            <text:p>Peptococcus</text:p>
            <text:p>TG5</text:p>
            <text:p>Pseudoramibacter_Eubacterium</text:p>
            <text:p>Slackia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fungi</text:p>
          </table:table-cell>
          <table:table-cell office:value-type="string" calcext:value-type="string">
            <text:p>Candida: 85.38314930499999</text:p>
            <text:p>Saccharomyces: 3.6408625415</text:p>
            <text:p>Cryptococcus: 0.8984308240000001</text:p>
            <text:p>unidentified: 0.844548754</text:p>
            <text:p>Penicillium: 0.2598350015</text:p>
            <text:p>Clavispora: 0.000800975</text:p>
          </table:table-cell>
          <table:table-cell office:value-type="string" calcext:value-type="string">
            <text:p>Candida: 96.80305620499999</text:p>
            <text:p>unidentified: 0.058887366499999996</text:p>
            <text:p>Saccharomyces: 0.0356347935</text:p>
            <text:p>Aspergillus: 0.008072666499999999</text:p>
            <text:p>Penicillium: 0.0011798479999999998</text:p>
          </table:table-cell>
          <table:table-cell office:value-type="string" calcext:value-type="string">
            <text:p>Alternaria</text:p>
            <text:p>Arthrobotrys</text:p>
            <text:p>Aspergillus</text:p>
            <text:p>Auricularia</text:p>
            <text:p>Botrytis</text:p>
            <text:p>Byssomerulius</text:p>
            <text:p>Cadophora</text:p>
            <text:p>Candida</text:p>
            <text:p>Ceriporia</text:p>
            <text:p>Clavispora</text:p>
            <text:p>Coriolopsis</text:p>
            <text:p>Cryptococcus</text:p>
            <text:p>Curvularia</text:p>
            <text:p>Earliella</text:p>
            <text:p>Entomocorticium</text:p>
            <text:p>Ganoderma</text:p>
            <text:p>Grammothele</text:p>
            <text:p>Hanseniaspora</text:p>
            <text:p>Helgardia</text:p>
            <text:p>Hymenochaete</text:p>
            <text:p>Hypoxylon</text:p>
            <text:p>Issatchenkia</text:p>
            <text:p>Itersonilia</text:p>
            <text:p>Lentinus</text:p>
            <text:p>Magnusiomyces</text:p>
            <text:p>Malassezia</text:p>
            <text:p>Megasporoporia</text:p>
            <text:p>Mycosphaerella</text:p>
            <text:p>Penicillium</text:p>
            <text:p>Peniophora</text:p>
            <text:p>Perenniporia</text:p>
            <text:p>Pestalotiopsis</text:p>
            <text:p>Peyronellaea</text:p>
            <text:p>Phaeoacremonium</text:p>
            <text:p>Phaeosphaeria</text:p>
            <text:p>Phanerochaete</text:p>
            <text:p>Phellinus</text:p>
            <text:p>Phlebia</text:p>
            <text:p>Phlebiopsis</text:p>
            <text:p>Pneumocystis</text:p>
            <text:p>Polyporus</text:p>
            <text:p>Psathyrella</text:p>
            <text:p>Resinicium</text:p>
            <text:p>Rhynchosporium</text:p>
            <text:p>Saccharomyces</text:p>
            <text:p>Sarocladium</text:p>
            <text:p>Schizophyllum</text:p>
            <text:p>Scopuloides</text:p>
            <text:p>Simplicillium</text:p>
            <text:p>Sporobolomyces</text:p>
            <text:p>Sterigmatomyces</text:p>
            <text:p>Trichosporon</text:p>
            <text:p>Wickerhamomyces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Luminex</text:p>
          </table:table-cell>
          <table:table-cell office:value-type="string" calcext:value-type="string">
            <text:p>IL-1RA  : 1288.6444185</text:p>
            <text:p>IL-8  : 595.50161915</text:p>
            <text:p>IL-1b  : 228.67505720000003</text:p>
            <text:p>IL-1a  : 116.1242484</text:p>
            <text:p>GRO  : 60.798925475</text:p>
            <text:p>TNFa  : 44.501623804999994</text:p>
            <text:p>EGF  : 33.863054115</text:p>
            <text:p>VEGF  : 33.698343</text:p>
            <text:p>MCP-1  : 31.813746185</text:p>
            <text:p>Fractalkine  : 16.732363385</text:p>
            <text:p>G-CSF  : 13.470430154999999</text:p>
            <text:p>FGF-2  : 10.747925200000001</text:p>
            <text:p>IP-10  : 8.495190297</text:p>
            <text:p>IL-6  : 5.6436142915000005</text:p>
            <text:p>MIP-1a  : 5.558197078499999</text:p>
            <text:p>MIP-1b  : 5.507764407</text:p>
            <text:p>IL-12p40  : 2.4101361590000003</text:p>
            <text:p>IL-15  : 1.7034318675</text:p>
            <text:p>GM-CSF  : 1.5587523440000002</text:p>
            <text:p>IFNa2  : 1.5132161929999999</text:p>
            <text:p>RANTES  : 1.3526722625</text:p>
            <text:p>IL-4  : 1.3186508620000001</text:p>
            <text:p>sCD40L  : 1.289358905</text:p>
            <text:p>MCP-3  : 1.1287924390000001</text:p>
            <text:p>IL-7  : 1.0789284989999999</text:p>
            <text:p>PDGF-AB/BB  : 0.936905945</text:p>
            <text:p>MDC  : 0.6776730075</text:p>
            <text:p>IFNg  : 0.6490473695</text:p>
            <text:p>IL-12p70  : 0.6449861845</text:p>
            <text:p>Flt-3L  : 0.5140245189999999</text:p>
            <text:p>IL-17A  : 0.420617876</text:p>
            <text:p>PDGF-AA  : 0.3487924075</text:p>
            <text:p>TGF-a  : 0.289360032</text:p>
            <text:p>IL-3  : 0.1107683785</text:p>
            <text:p>IL-13  : 0.07047541</text:p>
            <text:p>IL-5  : 0.062115155500000005</text:p>
            <text:p>Eotaxin  : 0.0488514605</text:p>
            <text:p>TNFb  : 0.0472966985</text:p>
            <text:p>IL-2  : 0.045175919</text:p>
            <text:p>IL-10  : 0.03005423</text:p>
            <text:p>IL-9  : 0.0020483380000000002</text:p>
          </table:table-cell>
          <table:table-cell office:value-type="string" calcext:value-type="string">
            <text:p>IL-1RA  : 1962.0424910000002</text:p>
            <text:p>IL-8  : 631.9512431</text:p>
            <text:p>GRO  : 77.57776568</text:p>
            <text:p>IL-1a  : 71.60047638</text:p>
            <text:p>IL-1b  : 43.109157515</text:p>
            <text:p>EGF  : 31.803391259999998</text:p>
            <text:p>MCP-1  : 30.29578657</text:p>
            <text:p>TNFa  : 18.718844365000002</text:p>
            <text:p>Fractalkine  : 16.99926343</text:p>
            <text:p>G-CSF  : 15.465922305</text:p>
            <text:p>IP-10  : 15.23493874</text:p>
            <text:p>VEGF  : 12.245063904999999</text:p>
            <text:p>FGF-2  : 7.7373079405</text:p>
            <text:p>MIP-1b  : 5.4254053515</text:p>
            <text:p>IL-6  : 4.720127627</text:p>
            <text:p>MIP-1a  : 3.0737221755000004</text:p>
            <text:p>PDGF-AB/BB  : 2.112654128</text:p>
            <text:p>IL-12p40  : 2.0485050495</text:p>
            <text:p>MCP-3  : 2.0317476240000003</text:p>
            <text:p>MDC  : 1.5030782249999999</text:p>
            <text:p>RANTES  : 1.4818096935</text:p>
            <text:p>IFNa2  : 1.3937383944999997</text:p>
            <text:p>Flt-3L  : 1.305361194</text:p>
            <text:p>IL-15  : 1.2832151435</text:p>
            <text:p>IL-7  : 0.8794222789999999</text:p>
            <text:p>GM-CSF  : 0.7666330765</text:p>
            <text:p>IL-12p70  : 0.667445628</text:p>
            <text:p>IL-4  : 0.6417939305</text:p>
            <text:p>PDGF-AA  : 0.640286889</text:p>
            <text:p>sCD40L  : 0.6136734005</text:p>
            <text:p>IFNg  : 0.491135035</text:p>
            <text:p>IL-10  : 0.328515852</text:p>
            <text:p>TGF-a  : 0.31273644700000003</text:p>
            <text:p>Eotaxin  : 0.3104669445</text:p>
            <text:p>IL-17A  : 0.237467001</text:p>
            <text:p>IL-13  : 0.17588656349999998</text:p>
            <text:p>IL-2  : 0.12136535000000001</text:p>
            <text:p>IL-5  : 0.06934130250000001</text:p>
            <text:p>TNFb  : 0.069207959</text:p>
            <text:p>IL-3  : 0.053842074000000004</text:p>
            <text:p>IL-9  : 0.0119546875</text:p>
          </table:table-cell>
          <table:table-cell office:value-type="string" calcext:value-type="string">
            <text:p>Eotaxin  </text:p>
            <text:p>GM-CSF  </text:p>
            <text:p>IL-15  </text:p>
            <text:p>IL-1a  </text:p>
            <text:p>IL-1b  </text:p>
            <text:p>IL-3  </text:p>
            <text:p>IL-9  </text:p>
            <text:p>MCP-3  </text:p>
            <text:p>PDGF-AA  </text:p>
            <text:p>PDGF-AB/BB  </text:p>
            <text:p>TNFa  </text:p>
            <text:p>VEGF  </text:p>
            <text:p>sCD40L  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0"/>
        </table:table-row>
        <table:table-row table:style-name="ro12" table:number-rows-repeated="2">
          <table:table-cell table:number-columns-repeated="1020"/>
        </table:table-row>
        <table:table-row table:style-name="ro12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C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0:40:10.56935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8-10T10:52:42.913554954</dc:date>
    <meta:editing-duration>PT2H33M8S</meta:editing-duration>
    <meta:editing-cycles>40</meta:editing-cycles>
    <meta:generator>LibreOffice/5.1.3.2$Linux_X86_64 LibreOffice_project/644e4637d1d8544fd9f56425bd6cec110e49301b</meta:generator>
    <meta:document-statistic meta:table-count="1" meta:cell-count="43" meta:object-count="0"/>
  </office:meta>
</office:document-meta>
</file>